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57cm"/>
    </style:style>
    <style:style style:name="co3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vue </text:p>
          </table:table-cell>
        </table:table-row>
        <table:table-row table:style-name="ro1">
          <table:table-cell office:value-type="string" calcext:value-type="string">
            <text:p>Communications in Mathematical Science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vue des Sciences et Technologies de l'Information - Série ISI : Ingénierie des Systèmes d'Information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ACM Transactions on Graphic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Sensors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Journal of Geodynamics</text:p>
          </table:table-cell>
        </table:table-row>
        <table:table-row table:style-name="ro1">
          <table:table-cell office:value-type="string" calcext:value-type="string">
            <text:p>Applied Sciences</text:p>
          </table:table-cell>
        </table:table-row>
        <table:table-row table:style-name="ro1">
          <table:table-cell office:value-type="string" calcext:value-type="string">
            <text:p>Open Geospatial Data, Software and Standards</text:p>
          </table:table-cell>
        </table:table-row>
        <table:table-row table:style-name="ro1">
          <table:table-cell office:value-type="string" calcext:value-type="string">
            <text:p>Atmosphere</text:p>
          </table:table-cell>
        </table:table-row>
        <table:table-row table:style-name="ro1">
          <table:table-cell office:value-type="string" calcext:value-type="string">
            <text:p>Atmospheric Measurement Techniques</text:p>
          </table:table-cell>
        </table:table-row>
        <table:table-row table:style-name="ro1">
          <table:table-cell office:value-type="string" calcext:value-type="string">
            <text:p>Physical Review Letters</text:p>
          </table:table-cell>
        </table:table-row>
        <table:table-row table:style-name="ro1">
          <table:table-cell office:value-type="string" calcext:value-type="string">
            <text:p>Revue d'économie régionale et urbaine</text:p>
          </table:table-cell>
        </table:table-row>
        <table:table-row table:style-name="ro1">
          <table:table-cell office:value-type="string" calcext:value-type="string">
            <text:p>Journal of Map and Geography Libraries</text:p>
          </table:table-cell>
        </table:table-row>
        <table:table-row table:style-name="ro1">
          <table:table-cell office:value-type="string" calcext:value-type="string">
            <text:p>Cahiers de Lexicologie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Journal of Geodesy</text:p>
          </table:table-cell>
        </table:table-row>
        <table:table-row table:style-name="ro1">
          <table:table-cell office:value-type="string" calcext:value-type="string">
            <text:p>SIAM Journal on Imaging Sciences</text:p>
          </table:table-cell>
        </table:table-row>
        <table:table-row table:style-name="ro1">
          <table:table-cell office:value-type="string" calcext:value-type="string">
            <text:p>ERCIM New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Journal of Statistical Computation and Simulation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Journal of Electronic Imaging</text:p>
          </table:table-cell>
        </table:table-row>
        <table:table-row table:style-name="ro1">
          <table:table-cell office:value-type="string" calcext:value-type="string">
            <text:p>The Astrophysical Journal</text:p>
          </table:table-cell>
        </table:table-row>
        <table:table-row table:style-name="ro1">
          <table:table-cell office:value-type="string" calcext:value-type="string">
            <text:p>ISPRS International Archive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American Journal of Respiratory and Critical Care Medicine</text:p>
          </table:table-cell>
        </table:table-row>
        <table:table-row table:style-name="ro1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>
          <table:table-cell office:value-type="string" calcext:value-type="string">
            <text:p>Journal of Optimization Theory and Applications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>
          <table:table-cell office:value-type="string" calcext:value-type="string">
            <text:p>Journal of Spatial Information Science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>
          <table:table-cell office:value-type="string" calcext:value-type="string">
            <text:p>EPJ Web of Conference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</table:table-row>
        <table:table-row table:style-name="ro1">
          <table:table-cell office:value-type="string" calcext:value-type="string">
            <text:p>Information Systems Management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Geoinformatica</text:p>
          </table:table-cell>
        </table:table-row>
        <table:table-row table:style-name="ro1">
          <table:table-cell office:value-type="string" calcext:value-type="string">
            <text:p>Cartographica</text:p>
          </table:table-cell>
        </table:table-row>
        <table:table-row table:style-name="ro1">
          <table:table-cell office:value-type="string" calcext:value-type="string">
            <text:p>Annalen der Physik</text:p>
          </table:table-cell>
        </table:table-row>
        <table:table-row table:style-name="ro1">
          <table:table-cell office:value-type="string" calcext:value-type="string">
            <text:p>Geophysical Journal International</text:p>
          </table:table-cell>
        </table:table-row>
        <table:table-row table:style-name="ro1">
          <table:table-cell office:value-type="string" calcext:value-type="string">
            <text:p>Atmospheric Measurement Techniques</text:p>
          </table:table-cell>
        </table:table-row>
        <table:table-row table:style-name="ro1">
          <table:table-cell office:value-type="string" calcext:value-type="string">
            <text:p>Geophysical Research Letters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>
          <table:table-cell office:value-type="string" calcext:value-type="string">
            <text:p>Geomatics, Natural Hazards and Risk</text:p>
          </table:table-cell>
        </table:table-row>
        <table:table-row table:style-name="ro1">
          <table:table-cell office:value-type="string" calcext:value-type="string">
            <text:p>Journal of Geodesy</text:p>
          </table:table-cell>
        </table:table-row>
        <table:table-row table:style-name="ro1">
          <table:table-cell office:value-type="string" calcext:value-type="string">
            <text:p>Geophysical Research Letters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Scire: Representación y Organización del Conocimiento</text:p>
          </table:table-cell>
        </table:table-row>
        <table:table-row table:style-name="ro1">
          <table:table-cell office:value-type="string" calcext:value-type="string">
            <text:p>Revue XYZ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Journal of Spatial Information Science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Systems</text:p>
          </table:table-cell>
        </table:table-row>
        <table:table-row table:style-name="ro1">
          <table:table-cell office:value-type="string" calcext:value-type="string">
            <text:p>Computers and Graphics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Journal of Geophysical Research : Solid Earth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Transportation Research Procedia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Scientific Data</text:p>
          </table:table-cell>
        </table:table-row>
        <table:table-row table:style-name="ro1">
          <table:table-cell office:value-type="string" calcext:value-type="string">
            <text:p>Computers and Graphics</text:p>
          </table:table-cell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Journal of Applied Geodesy</text:p>
          </table:table-cell>
        </table:table-row>
        <table:table-row table:style-name="ro1">
          <table:table-cell office:value-type="string" calcext:value-type="string">
            <text:p>Transportation Research Procedia</text:p>
          </table:table-cell>
        </table:table-row>
        <table:table-row table:style-name="ro1">
          <table:table-cell office:value-type="string" calcext:value-type="string">
            <text:p>Earth Interactions</text:p>
          </table:table-cell>
        </table:table-row>
        <table:table-row table:style-name="ro1">
          <table:table-cell office:value-type="string" calcext:value-type="string">
            <text:p>Annals of Glaciology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Sensors</text:p>
          </table:table-cell>
        </table:table-row>
        <table:table-row table:style-name="ro1">
          <table:table-cell office:value-type="string" calcext:value-type="string">
            <text:p>Journal of Spatial Information Science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Transportation Research Procedia</text:p>
          </table:table-cell>
        </table:table-row>
        <table:table-row table:style-name="ro1">
          <table:table-cell office:value-type="string" calcext:value-type="string">
            <text:p>Communications in Mathematical Sciences</text:p>
          </table:table-cell>
        </table:table-row>
        <table:table-row table:style-name="ro1">
          <table:table-cell office:value-type="string" calcext:value-type="string">
            <text:p>Telecommunications Policy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The Cartographic Journal</text:p>
          </table:table-cell>
        </table:table-row>
        <table:table-row table:style-name="ro1">
          <table:table-cell office:value-type="string" calcext:value-type="string">
            <text:p>Cybergeo : Revue européenne de géographie / European journal of geography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Géomatique Expert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Geomorphology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Bulletin - Société Française de Photogrammétrie et de Télédétection</text:p>
          </table:table-cell>
        </table:table-row>
        <table:table-row table:style-name="ro1">
          <table:table-cell office:value-type="string" calcext:value-type="string">
            <text:p>Journal of Geodesy</text:p>
          </table:table-cell>
        </table:table-row>
        <table:table-row table:style-name="ro1">
          <table:table-cell office:value-type="string" calcext:value-type="string">
            <text:p>Measurement Science and Technology</text:p>
          </table:table-cell>
        </table:table-row>
        <table:table-row table:style-name="ro1">
          <table:table-cell office:value-type="string" calcext:value-type="string">
            <text:p>Bulletin of the American Meteorological Society</text:p>
          </table:table-cell>
        </table:table-row>
        <table:table-row table:style-name="ro1">
          <table:table-cell office:value-type="string" calcext:value-type="string">
            <text:p>Journal of Spatial Information Science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Journal of Geophysical Research: Atmospheres</text:p>
          </table:table-cell>
        </table:table-row>
        <table:table-row table:style-name="ro1">
          <table:table-cell office:value-type="string" calcext:value-type="string">
            <text:p>Geophysical Journal International</text:p>
          </table:table-cell>
        </table:table-row>
        <table:table-row table:style-name="ro1">
          <table:table-cell office:value-type="string" calcext:value-type="string">
            <text:p>Journal of Luminescence</text:p>
          </table:table-cell>
        </table:table-row>
        <table:table-row table:style-name="ro1">
          <table:table-cell office:value-type="string" calcext:value-type="string">
            <text:p>Nature Geoscience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NETCOM : Réseaux, communication et territoires / Networks and Communications Studies</text:p>
          </table:table-cell>
        </table:table-row>
        <table:table-row table:style-name="ro1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Meteorologische Zeitschrift</text:p>
          </table:table-cell>
        </table:table-row>
        <table:table-row table:style-name="ro1">
          <table:table-cell office:value-type="string" calcext:value-type="string">
            <text:p>ISPRS International Archive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vue des Sciences et Technologies de l'Information - Série TSI : Technique et Science Informatiques</text:p>
          </table:table-cell>
        </table:table-row>
        <table:table-row table:style-name="ro1">
          <table:table-cell office:value-type="string" calcext:value-type="string">
            <text:p>Geophysical Journal International</text:p>
          </table:table-cell>
        </table:table-row>
        <table:table-row table:style-name="ro1">
          <table:table-cell office:value-type="string" calcext:value-type="string">
            <text:p>La Météorologie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Cartography and Geographic Information Science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Cartographica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Atmospheric Measurement Techniques</text:p>
          </table:table-cell>
        </table:table-row>
        <table:table-row table:style-name="ro1">
          <table:table-cell office:value-type="string" calcext:value-type="string">
            <text:p>Cartes et géomatiques (revue du CFC)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Advances in Space Research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Journal of Applied Geophysics</text:p>
          </table:table-cell>
        </table:table-row>
        <table:table-row table:style-name="ro1">
          <table:table-cell office:value-type="string" calcext:value-type="string">
            <text:p>La Météorologie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vue </text:p>
          </table:table-cell>
          <table:table-cell table:style-name="ce1" office:value-type="string" calcext:value-type="string">
            <text:p>Comp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nk</text:p>
          </table:table-cell>
          <table:table-cell/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  <table:table-cell table:formula="of:=COUNTIF([$Sheet1.A:.A];&quot;=&quot;&amp;[.A2])" office:value-type="float" office:value="16" calcext:value-type="float">
            <text:p>16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vue Internationale de Géomatique</text:p>
          </table:table-cell>
          <table:table-cell table:formula="of:=COUNTIF([$Sheet1.A:.A];&quot;=&quot;&amp;[.A3])" office:value-type="float" office:value="8" calcext:value-type="float">
            <text:p>8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  <table:table-cell table:formula="of:=COUNTIF([$Sheet1.A:.A];&quot;=&quot;&amp;[.A4])" office:value-type="float" office:value="7" calcext:value-type="float">
            <text:p>7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SPRS Annals of Photogrammetry, Remote Sensing and Spatial Information Sciences</text:p>
          </table:table-cell>
          <table:table-cell table:formula="of:=COUNTIF([$Sheet1.A:.A];&quot;=&quot;&amp;[.A5])" office:value-type="float" office:value="7" calcext:value-type="float">
            <text:p>7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artes &amp; géomatique</text:p>
          </table:table-cell>
          <table:table-cell table:formula="of:=COUNTIF([$Sheet1.A:.A];&quot;=&quot;&amp;[.A6])" office:value-type="float" office:value="7" calcext:value-type="float">
            <text:p>7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  <table:table-cell table:formula="of:=COUNTIF([$Sheet1.A:.A];&quot;=&quot;&amp;[.A7])" office:value-type="float" office:value="5" calcext:value-type="float">
            <text:p>5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SPRS International Journal of Geo-Information</text:p>
          </table:table-cell>
          <table:table-cell table:formula="of:=COUNTIF([$Sheet1.A:.A];&quot;=&quot;&amp;[.A8])" office:value-type="float" office:value="5" calcext:value-type="float">
            <text:p>5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urnal of Spatial Information Science</text:p>
          </table:table-cell>
          <table:table-cell table:formula="of:=COUNTIF([$Sheet1.A:.A];&quot;=&quot;&amp;[.A9])" office:value-type="float" office:value="4" calcext:value-type="float">
            <text:p>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Transportation Research Procedia</text:p>
          </table:table-cell>
          <table:table-cell table:formula="of:=COUNTIF([$Sheet1.A:.A];&quot;=&quot;&amp;[.A10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mote Sensing of Environment</text:p>
          </table:table-cell>
          <table:table-cell table:formula="of:=COUNTIF([$Sheet1.A:.A];&quot;=&quot;&amp;[.A11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mote Sensing</text:p>
          </table:table-cell>
          <table:table-cell table:formula="of:=COUNTIF([$Sheet1.A:.A];&quot;=&quot;&amp;[.A12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Geodesy</text:p>
          </table:table-cell>
          <table:table-cell table:formula="of:=COUNTIF([$Sheet1.A:.A];&quot;=&quot;&amp;[.A13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Geophysical Journal International</text:p>
          </table:table-cell>
          <table:table-cell table:formula="of:=COUNTIF([$Sheet1.A:.A];&quot;=&quot;&amp;[.A14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tmospheric Measurement Techniques</text:p>
          </table:table-cell>
          <table:table-cell table:formula="of:=COUNTIF([$Sheet1.A:.A];&quot;=&quot;&amp;[.A15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Transactions in GIS</text:p>
          </table:table-cell>
          <table:table-cell table:formula="of:=COUNTIF([$Sheet1.A:.A];&quot;=&quot;&amp;[.A16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ensors</text:p>
          </table:table-cell>
          <table:table-cell table:formula="of:=COUNTIF([$Sheet1.A:.A];&quot;=&quot;&amp;[.A17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 Météorologie</text:p>
          </table:table-cell>
          <table:table-cell table:formula="of:=COUNTIF([$Sheet1.A:.A];&quot;=&quot;&amp;[.A18])" office:value-type="float" office:value="2" calcext:value-type="float">
            <text:p>2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SPRS International Archives of the Photogrammetry, Remote Sensing and Spatial Information Sciences</text:p>
          </table:table-cell>
          <table:table-cell table:formula="of:=COUNTIF([$Sheet1.A:.A];&quot;=&quot;&amp;[.A19])" office:value-type="float" office:value="2" calcext:value-type="float">
            <text:p>2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International Journal of Cartography</text:p>
          </table:table-cell>
          <table:table-cell table:formula="of:=COUNTIF([$Sheet1.A:.A];&quot;=&quot;&amp;[.A20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  <table:table-cell table:formula="of:=COUNTIF([$Sheet1.A:.A];&quot;=&quot;&amp;[.A21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EEE Journal of Selected Topics in Applied Earth Observations and Remote Sensing</text:p>
          </table:table-cell>
          <table:table-cell table:formula="of:=COUNTIF([$Sheet1.A:.A];&quot;=&quot;&amp;[.A22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eophysical Research Letters</text:p>
          </table:table-cell>
          <table:table-cell table:formula="of:=COUNTIF([$Sheet1.A:.A];&quot;=&quot;&amp;[.A23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omputers and Graphics</text:p>
          </table:table-cell>
          <table:table-cell table:formula="of:=COUNTIF([$Sheet1.A:.A];&quot;=&quot;&amp;[.A24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ommunications in Mathematical Sciences</text:p>
          </table:table-cell>
          <table:table-cell table:formula="of:=COUNTIF([$Sheet1.A:.A];&quot;=&quot;&amp;[.A25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artographica</text:p>
          </table:table-cell>
          <table:table-cell table:formula="of:=COUNTIF([$Sheet1.A:.A];&quot;=&quot;&amp;[.A26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The Cartographic Journal</text:p>
          </table:table-cell>
          <table:table-cell table:formula="of:=COUNTIF([$Sheet1.A:.A];&quot;=&quot;&amp;[.A2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Astrophysical Journal</text:p>
          </table:table-cell>
          <table:table-cell table:formula="of:=COUNTIF([$Sheet1.A:.A];&quot;=&quot;&amp;[.A2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Telecommunications Policy</text:p>
          </table:table-cell>
          <table:table-cell table:formula="of:=COUNTIF([$Sheet1.A:.A];&quot;=&quot;&amp;[.A2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Systems</text:p>
          </table:table-cell>
          <table:table-cell table:formula="of:=COUNTIF([$Sheet1.A:.A];&quot;=&quot;&amp;[.A3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IAM Journal on Imaging Sciences</text:p>
          </table:table-cell>
          <table:table-cell table:formula="of:=COUNTIF([$Sheet1.A:.A];&quot;=&quot;&amp;[.A3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Scire: Representación y Organización del Conocimiento</text:p>
          </table:table-cell>
          <table:table-cell table:formula="of:=COUNTIF([$Sheet1.A:.A];&quot;=&quot;&amp;[.A3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cientific Data</text:p>
          </table:table-cell>
          <table:table-cell table:formula="of:=COUNTIF([$Sheet1.A:.A];&quot;=&quot;&amp;[.A3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vue XYZ</text:p>
          </table:table-cell>
          <table:table-cell table:formula="of:=COUNTIF([$Sheet1.A:.A];&quot;=&quot;&amp;[.A34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vue des Sciences et Technologies de l'Information - Série TSI : Technique et Science Informatiques</text:p>
          </table:table-cell>
          <table:table-cell table:formula="of:=COUNTIF([$Sheet1.A:.A];&quot;=&quot;&amp;[.A35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vue des Sciences et Technologies de l'Information - Série ISI : Ingénierie des Systèmes d'Information</text:p>
          </table:table-cell>
          <table:table-cell table:formula="of:=COUNTIF([$Sheet1.A:.A];&quot;=&quot;&amp;[.A36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vue d'économie régionale et urbaine</text:p>
          </table:table-cell>
          <table:table-cell table:formula="of:=COUNTIF([$Sheet1.A:.A];&quot;=&quot;&amp;[.A37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hysical Review Letters</text:p>
          </table:table-cell>
          <table:table-cell table:formula="of:=COUNTIF([$Sheet1.A:.A];&quot;=&quot;&amp;[.A3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Pattern Recognition</text:p>
          </table:table-cell>
          <table:table-cell table:formula="of:=COUNTIF([$Sheet1.A:.A];&quot;=&quot;&amp;[.A3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pen Geospatial Data, Software and Standards</text:p>
          </table:table-cell>
          <table:table-cell table:formula="of:=COUNTIF([$Sheet1.A:.A];&quot;=&quot;&amp;[.A4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ETCOM : Réseaux, communication et territoires / Networks and Communications Studies</text:p>
          </table:table-cell>
          <table:table-cell table:formula="of:=COUNTIF([$Sheet1.A:.A];&quot;=&quot;&amp;[.A41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ature Geoscience</text:p>
          </table:table-cell>
          <table:table-cell table:formula="of:=COUNTIF([$Sheet1.A:.A];&quot;=&quot;&amp;[.A4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Nature</text:p>
          </table:table-cell>
          <table:table-cell table:formula="of:=COUNTIF([$Sheet1.A:.A];&quot;=&quot;&amp;[.A4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Meteorologische Zeitschrift</text:p>
          </table:table-cell>
          <table:table-cell table:formula="of:=COUNTIF([$Sheet1.A:.A];&quot;=&quot;&amp;[.A4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Measurement Science and Technology</text:p>
          </table:table-cell>
          <table:table-cell table:formula="of:=COUNTIF([$Sheet1.A:.A];&quot;=&quot;&amp;[.A4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urnal of Statistical Computation and Simulation</text:p>
          </table:table-cell>
          <table:table-cell table:formula="of:=COUNTIF([$Sheet1.A:.A];&quot;=&quot;&amp;[.A4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urnal of Optimization Theory and Applications</text:p>
          </table:table-cell>
          <table:table-cell table:formula="of:=COUNTIF([$Sheet1.A:.A];&quot;=&quot;&amp;[.A4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Map and Geography Libraries</text:p>
          </table:table-cell>
          <table:table-cell table:formula="of:=COUNTIF([$Sheet1.A:.A];&quot;=&quot;&amp;[.A4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ournal of Luminescence</text:p>
          </table:table-cell>
          <table:table-cell table:formula="of:=COUNTIF([$Sheet1.A:.A];&quot;=&quot;&amp;[.A4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urnal of Geophysical Research: Atmospheres</text:p>
          </table:table-cell>
          <table:table-cell table:formula="of:=COUNTIF([$Sheet1.A:.A];&quot;=&quot;&amp;[.A5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Geophysical Research : Solid Earth</text:p>
          </table:table-cell>
          <table:table-cell table:formula="of:=COUNTIF([$Sheet1.A:.A];&quot;=&quot;&amp;[.A5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Geodynamics</text:p>
          </table:table-cell>
          <table:table-cell table:formula="of:=COUNTIF([$Sheet1.A:.A];&quot;=&quot;&amp;[.A5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Electronic Imaging</text:p>
          </table:table-cell>
          <table:table-cell table:formula="of:=COUNTIF([$Sheet1.A:.A];&quot;=&quot;&amp;[.A5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Journal of Applied Geophysics</text:p>
          </table:table-cell>
          <table:table-cell table:formula="of:=COUNTIF([$Sheet1.A:.A];&quot;=&quot;&amp;[.A5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urnal of Applied Geodesy</text:p>
          </table:table-cell>
          <table:table-cell table:formula="of:=COUNTIF([$Sheet1.A:.A];&quot;=&quot;&amp;[.A5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  <table:table-cell table:formula="of:=COUNTIF([$Sheet1.A:.A];&quot;=&quot;&amp;[.A5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formation Systems Management</text:p>
          </table:table-cell>
          <table:table-cell table:formula="of:=COUNTIF([$Sheet1.A:.A];&quot;=&quot;&amp;[.A5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table:formula="of:=COUNTIF([$Sheet1.A:.A];&quot;=&quot;&amp;[.A5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Geomorphology</text:p>
          </table:table-cell>
          <table:table-cell table:formula="of:=COUNTIF([$Sheet1.A:.A];&quot;=&quot;&amp;[.A5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Géomatique Expert</text:p>
          </table:table-cell>
          <table:table-cell table:formula="of:=COUNTIF([$Sheet1.A:.A];&quot;=&quot;&amp;[.A60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eomatics, Natural Hazards and Risk</text:p>
          </table:table-cell>
          <table:table-cell table:formula="of:=COUNTIF([$Sheet1.A:.A];&quot;=&quot;&amp;[.A6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Geoinformatica</text:p>
          </table:table-cell>
          <table:table-cell table:formula="of:=COUNTIF([$Sheet1.A:.A];&quot;=&quot;&amp;[.A6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ERCIM News</text:p>
          </table:table-cell>
          <table:table-cell table:formula="of:=COUNTIF([$Sheet1.A:.A];&quot;=&quot;&amp;[.A6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PJ Web of Conferences</text:p>
          </table:table-cell>
          <table:table-cell table:formula="of:=COUNTIF([$Sheet1.A:.A];&quot;=&quot;&amp;[.A64])" office:value-type="float" office:value="1" calcext:value-type="float">
            <text:p>1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arth Interactions</text:p>
          </table:table-cell>
          <table:table-cell table:formula="of:=COUNTIF([$Sheet1.A:.A];&quot;=&quot;&amp;[.A6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ybergeo : Revue européenne de géographie / European journal of geography</text:p>
          </table:table-cell>
          <table:table-cell table:formula="of:=COUNTIF([$Sheet1.A:.A];&quot;=&quot;&amp;[.A6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artography and Geographic Information Science</text:p>
          </table:table-cell>
          <table:table-cell table:formula="of:=COUNTIF([$Sheet1.A:.A];&quot;=&quot;&amp;[.A6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artes et géomatiques (revue du CFC)</text:p>
          </table:table-cell>
          <table:table-cell table:formula="of:=COUNTIF([$Sheet1.A:.A];&quot;=&quot;&amp;[.A68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ahiers de Lexicologie</text:p>
          </table:table-cell>
          <table:table-cell table:formula="of:=COUNTIF([$Sheet1.A:.A];&quot;=&quot;&amp;[.A69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ulletin of the American Meteorological Society</text:p>
          </table:table-cell>
          <table:table-cell table:formula="of:=COUNTIF([$Sheet1.A:.A];&quot;=&quot;&amp;[.A7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Bulletin - Société Française de Photogrammétrie et de Télédétection</text:p>
          </table:table-cell>
          <table:table-cell table:formula="of:=COUNTIF([$Sheet1.A:.A];&quot;=&quot;&amp;[.A71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mosphere</text:p>
          </table:table-cell>
          <table:table-cell table:formula="of:=COUNTIF([$Sheet1.A:.A];&quot;=&quot;&amp;[.A7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pplied Sciences</text:p>
          </table:table-cell>
          <table:table-cell table:formula="of:=COUNTIF([$Sheet1.A:.A];&quot;=&quot;&amp;[.A7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nnals of Glaciology</text:p>
          </table:table-cell>
          <table:table-cell table:formula="of:=COUNTIF([$Sheet1.A:.A];&quot;=&quot;&amp;[.A7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nnalen der Physik</text:p>
          </table:table-cell>
          <table:table-cell table:formula="of:=COUNTIF([$Sheet1.A:.A];&quot;=&quot;&amp;[.A7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dvances in Space Research</text:p>
          </table:table-cell>
          <table:table-cell table:formula="of:=COUNTIF([$Sheet1.A:.A];&quot;=&quot;&amp;[.A7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CM Transactions on Graphics</text:p>
          </table:table-cell>
          <table:table-cell table:formula="of:=COUNTIF([$Sheet1.A:.A];&quot;=&quot;&amp;[.A7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/>
          <table:table-cell table:formula="of:=SUMIF([.$C$2:.$C$77];&quot;=Journal&quot;;[.$B$2:.$B$77])" office:value-type="float" office:value="107" calcext:value-type="float">
            <text:p>107</text:p>
          </table:table-cell>
          <table:table-cell/>
          <table:table-cell table:formula="of:=COUNTIFS([.C2:.C77];&quot;=Journal&quot;;[.D2:.D77];&quot;=A+&quot;)+COUNTIFS([.C2:.C77];&quot;=Journal&quot;;[.D2:.D77];&quot;=A&quot;)" office:value-type="float" office:value="44" calcext:value-type="float">
            <text:p>44</text:p>
          </table:table-cell>
          <table:table-cell table:formula="of:=[.D78]/[.B78]" office:value-type="float" office:value="0.411214953271028" calcext:value-type="float">
            <text:p>0,411214953271028</text:p>
          </table:table-cell>
        </table:table-row>
      </table:table>
      <table:named-expressions/>
      <table:database-ranges>
        <table:database-range table:name="__Anonymous_Sheet_DB__0" table:target-range-address="Sheet1.A1:Sheet1.A152" table:contains-header="false"/>
        <table:database-range table:name="__Anonymous_Sheet_DB__1" table:target-range-address="Sheet2.A1:Sheet2.B7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19:48.910026664</meta:creation-date>
    <dc:date>2024-05-27T16:23:55.638905234</dc:date>
    <meta:editing-duration>PT1H17M52S</meta:editing-duration>
    <meta:editing-cycles>6</meta:editing-cycles>
    <meta:generator>LibreOffice/24.2.2.2$Linux_X86_64 LibreOffice_project/420$Build-2</meta:generator>
    <meta:document-statistic meta:table-count="2" meta:cell-count="463" meta:object-count="0"/>
  </office:meta>
</office:document-meta>
</file>